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 Medium" svg:font-family="'Noto Sans CJK KR Medium'" style:font-family-generic="swiss" style:font-pitch="variable"/>
    <style:font-face style:name="Noto Sans CJK KR Medium1" svg:font-family="'Noto Sans CJK KR Medium'" style:font-adornments="Medium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3b5af" officeooo:paragraph-rsid="0013b5af"/>
    </style:style>
    <style:style style:name="P2" style:family="paragraph" style:parent-style-name="Title">
      <style:text-properties style:font-name="Liberation Sans" fo:font-size="28pt" fo:font-weight="bold" officeooo:rsid="0013b5af" officeooo:paragraph-rsid="0013b5af" style:font-name-asian="Noto Sans CJK SC" style:font-size-asian="28pt" style:font-weight-asian="bold" style:font-name-complex="Lohit Devanagari1" style:font-size-complex="28pt" style:font-weight-complex="bold"/>
    </style:style>
    <style:style style:name="P3" style:family="paragraph" style:parent-style-name="Text_20_body">
      <style:text-properties style:font-name="Liberation Sans" fo:font-size="16pt" fo:font-weight="bold" officeooo:rsid="0013b5af" officeooo:paragraph-rsid="00251411" style:font-name-asian="Noto Sans CJK SC" style:font-size-asian="16pt" style:font-weight-asian="bold" style:font-name-complex="Lohit Devanagari1" style:font-size-complex="16pt" style:font-weight-complex="bold"/>
    </style:style>
    <style:style style:name="P4" style:family="paragraph" style:parent-style-name="Text_20_body">
      <style:text-properties officeooo:paragraph-rsid="00211a45"/>
    </style:style>
    <style:style style:name="P5" style:family="paragraph" style:parent-style-name="Text_20_body">
      <style:text-properties officeooo:paragraph-rsid="0026fb73"/>
    </style:style>
    <style:style style:name="P6" style:family="paragraph" style:parent-style-name="Text_20_body">
      <style:text-properties officeooo:paragraph-rsid="0013b5af"/>
    </style:style>
    <style:style style:name="P7" style:family="paragraph" style:parent-style-name="Text_20_body">
      <style:text-properties officeooo:paragraph-rsid="00251411"/>
    </style:style>
    <style:style style:name="P8" style:family="paragraph" style:parent-style-name="Subtitle">
      <style:paragraph-properties fo:text-align="end" style:justify-single-word="false"/>
      <style:text-properties officeooo:rsid="0013b5af" officeooo:paragraph-rsid="0013b5af"/>
    </style:style>
    <style:style style:name="P9" style:family="paragraph" style:parent-style-name="Heading_20_4">
      <style:text-properties officeooo:paragraph-rsid="0026fb73"/>
    </style:style>
    <style:style style:name="P10" style:family="paragraph" style:parent-style-name="Text_20_body">
      <style:text-properties officeooo:paragraph-rsid="0031b92f"/>
    </style:style>
    <style:style style:name="P11" style:family="paragraph" style:parent-style-name="Text_20_body">
      <style:paragraph-properties fo:text-align="end" style:justify-single-word="false"/>
      <style:text-properties style:font-name="Liberation Sans" fo:font-size="18pt" officeooo:rsid="0013b5af" officeooo:paragraph-rsid="0013b5af" style:font-name-asian="Noto Sans CJK SC" style:font-size-asian="18pt" style:font-name-complex="Lohit Devanagari1" style:font-size-complex="18pt"/>
    </style:style>
    <style:style style:name="P12" style:family="paragraph" style:parent-style-name="Text_20_body">
      <style:text-properties style:font-name="Noto Sans CJK KR Medium" fo:font-size="11pt" officeooo:rsid="001be965" officeooo:paragraph-rsid="00251411" style:font-name-asian="Noto Sans CJK KR Medium" style:font-size-asian="11pt" style:font-size-complex="11pt"/>
    </style:style>
    <style:style style:name="P13" style:family="paragraph" style:parent-style-name="Text_20_body">
      <style:text-properties fo:font-size="11pt" officeooo:paragraph-rsid="00211a45" style:font-size-asian="11pt" style:font-size-complex="11pt"/>
    </style:style>
    <style:style style:name="P14" style:family="paragraph" style:parent-style-name="Text_20_body">
      <style:text-properties fo:font-size="11pt" officeooo:paragraph-rsid="00335c57" style:font-size-asian="11pt" style:font-size-complex="11pt"/>
    </style:style>
    <style:style style:name="P15" style:family="paragraph" style:parent-style-name="Text_20_body">
      <style:text-properties fo:font-size="11pt" officeooo:paragraph-rsid="0031b92f" style:font-size-asian="11pt" style:font-size-complex="11pt"/>
    </style:style>
    <style:style style:name="T1" style:family="text">
      <style:text-properties officeooo:rsid="0013b5af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3" style:family="text">
      <style:text-properties style:font-name="Liberation Sans" fo:font-size="16pt" fo:font-weight="bold" officeooo:rsid="0013b5af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26fb73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3pt" fo:font-style="italic" fo:font-weight="bold" officeooo:rsid="0013b5af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T6" style:family="text">
      <style:text-properties style:font-name="Liberation Sans" fo:font-size="13pt" fo:font-style="italic" fo:font-weight="bold" officeooo:rsid="0026fb73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T7" style:family="text">
      <style:text-properties style:font-name="Noto Sans CJK KR Medium" fo:font-size="12pt" officeooo:rsid="0026fb73" style:font-name-asian="Noto Sans CJK KR Medium" style:font-size-asian="12pt" style:font-size-complex="12pt"/>
    </style:style>
    <style:style style:name="T8" style:family="text">
      <style:text-properties style:font-name="Noto Sans CJK KR Medium" fo:font-size="12pt" officeooo:rsid="0031b92f" style:font-name-asian="Noto Sans CJK KR Medium" style:font-size-asian="12pt" style:font-size-complex="12pt"/>
    </style:style>
    <style:style style:name="T9" style:family="text">
      <style:text-properties style:font-name="Noto Sans CJK KR Medium" fo:font-size="12pt" officeooo:rsid="00335c57" style:font-name-asian="Noto Sans CJK KR Medium" style:font-size-asian="12pt" style:font-size-complex="12pt"/>
    </style:style>
    <style:style style:name="T10" style:family="text">
      <style:text-properties style:font-name="Noto Sans CJK KR Medium" fo:font-size="12pt" officeooo:rsid="0034a9ff" style:font-name-asian="Noto Sans CJK KR Medium" style:font-size-asian="12pt" style:font-size-complex="12pt"/>
    </style:style>
    <style:style style:name="T11" style:family="text">
      <style:text-properties style:font-name="Noto Sans CJK KR Medium" fo:font-size="12pt" officeooo:rsid="00366340" style:font-name-asian="Noto Sans CJK KR Medium" style:font-size-asian="12pt" style:font-size-complex="12pt"/>
    </style:style>
    <style:style style:name="T12" style:family="text">
      <style:text-properties style:font-name="Noto Sans CJK KR Medium" fo:font-size="12pt" officeooo:rsid="002acb24" style:font-name-asian="Noto Sans CJK KR Medium1" style:font-size-asian="12pt" style:font-size-complex="12pt"/>
    </style:style>
    <style:style style:name="T13" style:family="text">
      <style:text-properties style:font-name="Noto Sans CJK KR Medium" fo:font-size="12pt" officeooo:rsid="002c5ba9" style:font-name-asian="Noto Sans CJK KR Medium1" style:font-size-asian="12pt" style:font-size-complex="12pt"/>
    </style:style>
    <style:style style:name="T14" style:family="text">
      <style:text-properties style:font-name="Noto Sans CJK KR Medium" fo:font-size="12pt" officeooo:rsid="00307263" style:font-name-asian="Noto Sans CJK KR Medium1" style:font-size-asian="12pt" style:font-size-complex="12pt"/>
    </style:style>
    <style:style style:name="T15" style:family="text">
      <style:text-properties style:font-name="Noto Sans CJK KR Medium" fo:font-size="11pt" officeooo:rsid="002c5ba9" style:font-name-asian="Noto Sans CJK KR Medium1" style:font-size-asian="11pt" style:font-size-complex="11pt"/>
    </style:style>
    <style:style style:name="T16" style:family="text">
      <style:text-properties style:font-name="Noto Sans CJK KR Medium" fo:font-size="11pt" officeooo:rsid="00307263" style:font-name-asian="Noto Sans CJK KR Medium1" style:font-size-asian="11pt" style:font-size-complex="11pt"/>
    </style:style>
    <style:style style:name="T17" style:family="text">
      <style:text-properties style:font-name="Noto Sans CJK KR Medium" fo:font-size="11pt" officeooo:rsid="002acb24" style:font-name-asian="Noto Sans CJK KR Medium1" style:font-size-asian="11pt" style:font-size-complex="11pt"/>
    </style:style>
    <style:style style:name="T18" style:family="text">
      <style:text-properties style:font-name="Noto Sans CJK KR Medium" fo:font-size="11pt" officeooo:rsid="0026fb73" style:font-name-asian="Noto Sans CJK KR Medium" style:font-size-asian="11pt" style:font-size-complex="11pt"/>
    </style:style>
    <style:style style:name="T19" style:family="text">
      <style:text-properties style:font-name="Noto Sans CJK KR Medium" fo:font-size="11pt" officeooo:rsid="0031b92f" style:font-name-asian="Noto Sans CJK KR Medium" style:font-size-asian="11pt" style:font-size-complex="11pt"/>
    </style:style>
    <style:style style:name="T20" style:family="text">
      <style:text-properties style:font-name="Noto Sans CJK KR Medium" fo:font-size="11pt" officeooo:rsid="00366340" style:font-name-asian="Noto Sans CJK KR Medium" style:font-size-asian="11pt" style:font-size-complex="11pt"/>
    </style:style>
    <style:style style:name="T21" style:family="text">
      <style:text-properties style:font-name="Noto Sans CJK KR Medium" officeooo:rsid="002c5ba9" style:font-name-asian="Noto Sans CJK KR Medium1"/>
    </style:style>
    <style:style style:name="T22" style:family="text">
      <style:text-properties style:font-name="Noto Sans CJK KR Medium" officeooo:rsid="00335c57" style:font-name-asian="Noto Sans CJK KR Medium"/>
    </style:style>
    <style:style style:name="T23" style:family="text">
      <style:text-properties style:font-name="Noto Sans CJK KR Medium" officeooo:rsid="0034a9ff" style:font-name-asian="Noto Sans CJK KR Medium"/>
    </style:style>
    <style:style style:name="T24" style:family="text">
      <style:text-properties style:font-name="Noto Sans CJK KR Medium" officeooo:rsid="0031b92f" style:font-name-asian="Noto Sans CJK KR Medium"/>
    </style:style>
    <style:style style:name="T25" style:family="text">
      <style:text-properties style:font-name="Noto Sans CJK KR Medium" officeooo:rsid="0026fb73" style:font-name-asian="Noto Sans CJK KR Medium"/>
    </style:style>
    <style:style style:name="T26" style:family="text">
      <style:text-properties officeooo:rsid="0026fb73"/>
    </style:style>
    <style:style style:name="T27" style:family="text">
      <style:text-properties officeooo:rsid="002a50d4"/>
    </style:style>
    <style:style style:name="T28" style:family="text">
      <style:text-properties officeooo:rsid="002acb24"/>
    </style:style>
    <style:style style:name="T29" style:family="text">
      <style:text-properties style:font-name="Noto Sans CJK KR Medium1" style:font-name-asian="Noto Sans CJK KR Medium1"/>
    </style:style>
    <style:style style:name="T30" style:family="text">
      <style:text-properties style:font-name="Noto Sans CJK KR Medium1" officeooo:rsid="002a50d4" style:font-name-asian="Noto Sans CJK KR Medium1"/>
    </style:style>
    <style:style style:name="T31" style:family="text">
      <style:text-properties style:font-name="Noto Sans CJK KR Medium1" fo:font-size="10.5pt" fo:font-weight="normal" style:font-name-asian="Noto Sans CJK KR Medium1" style:font-size-asian="10.5pt" style:font-weight-asian="normal" style:font-size-complex="10.5pt" style:font-weight-complex="normal"/>
    </style:style>
    <style:style style:name="T32" style:family="text">
      <style:text-properties style:font-name="Noto Sans CJK KR Medium1" fo:font-size="10.5pt" fo:font-weight="normal" officeooo:rsid="0026fb73" style:font-name-asian="Noto Sans CJK KR Medium1" style:font-size-asian="10.5pt" style:font-weight-asian="normal" style:font-size-complex="10.5pt" style:font-weight-complex="normal"/>
    </style:style>
    <style:style style:name="T33" style:family="text">
      <style:text-properties style:font-name="Noto Sans CJK KR Medium1" fo:font-size="10.5pt" fo:font-style="normal" fo:font-weight="normal" officeooo:rsid="0026fb73" style:font-name-asian="Noto Sans CJK KR Medium1" style:font-size-asian="10.5pt" style:font-style-asian="normal" style:font-weight-asian="normal" style:font-name-complex="Lohit Devanagari1" style:font-size-complex="10.5pt" style:font-style-complex="normal" style:font-weight-complex="normal"/>
    </style:style>
    <style:style style:name="T34" style:family="text">
      <style:text-properties style:font-name="Noto Sans CJK KR Medium1" fo:font-size="10.5pt" fo:font-style="normal" fo:font-weight="normal" officeooo:rsid="002a50d4" style:font-name-asian="Noto Sans CJK KR Medium1" style:font-size-asian="10.5pt" style:font-style-asian="normal" style:font-weight-asian="normal" style:font-name-complex="Lohit Devanagari1" style:font-size-complex="10.5pt" style:font-style-complex="normal" style:font-weight-complex="normal"/>
    </style:style>
    <style:style style:name="T35" style:family="text">
      <style:text-properties style:font-name="Noto Sans CJK KR Medium1" fo:font-size="10.5pt" fo:font-style="normal" fo:font-weight="normal" officeooo:rsid="0028f65b" style:font-name-asian="Noto Sans CJK KR Medium1" style:font-size-asian="10.5pt" style:font-style-asian="normal" style:font-weight-asian="normal" style:font-name-complex="Lohit Devanagari1" style:font-size-complex="10.5pt" style:font-style-complex="normal" style:font-weight-complex="normal"/>
    </style:style>
    <style:style style:name="T36" style:family="text">
      <style:text-properties style:font-name="Noto Sans CJK KR Medium1" fo:font-size="11pt" fo:font-style="normal" fo:font-weight="normal" officeooo:rsid="0026fb73" style:font-name-asian="Noto Sans CJK KR Medium1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T37" style:family="text">
      <style:text-properties style:font-name="Noto Sans CJK KR Medium1" fo:font-size="11pt" fo:font-style="normal" fo:font-weight="normal" officeooo:rsid="002a50d4" style:font-name-asian="Noto Sans CJK KR Medium1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T38" style:family="text">
      <style:text-properties style:font-name="Noto Sans CJK KR Medium1" fo:font-size="11pt" fo:font-style="normal" fo:font-weight="normal" officeooo:rsid="0028f65b" style:font-name-asian="Noto Sans CJK KR Medium1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T39" style:family="text">
      <style:text-properties style:font-name="Noto Sans CJK KR Medium1" fo:font-size="11pt" fo:font-weight="normal" style:font-name-asian="Noto Sans CJK KR Medium1" style:font-size-asian="11pt" style:font-weight-asian="normal" style:font-size-complex="11pt" style:font-weight-complex="normal"/>
    </style:style>
    <style:style style:name="T40" style:family="text">
      <style:text-properties style:font-name="Noto Sans CJK KR Medium1" fo:font-size="11pt" fo:font-weight="normal" officeooo:rsid="0026fb73" style:font-name-asian="Noto Sans CJK KR Medium1" style:font-size-asian="11pt" style:font-weight-asian="normal" style:font-size-complex="11pt" style:font-weight-complex="normal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데이터 베이스 <text:span text:style-name="T26">Poject1-1</text:span> 보고서</text:p>
      <text:p text:style-name="P1"/>
      <text:p text:style-name="P1">2019-14355 <text:span text:style-name="T2">배문성</text:span></text:p>
      <text:p text:style-name="P11"/>
      <text:p text:style-name="P6"><text:span text:style-name="T4">1</text:span><text:span text:style-name="T3">. 구현</text:span></text:p>
      <text:h text:style-name="Heading_20_4" text:outline-level="4"><text:tab/><text:span text:style-name="T1">1) </text:span><text:span text:style-name="T6">SQL grammar : grammar.lark file</text:span></text:h>
      <text:p text:style-name="P10"><text:tab/><text:span text:style-name="T18">본 과제에서는 grammar.lark파일에 EBNF형식을 이용해서 create table과 select를 제외한 나머지 구문을 정의해야했다. </text:span><text:span text:style-name="T19">새로 정의해야하는 </text:span><text:span text:style-name="T20">query를 각각의 format에 따라서 분류하면 다음과 같이 분류할 수 있다.</text:span></text:p>
      <text:p text:style-name="P15"><text:span text:style-name="T24"><text:tab/>1. &lt;query_symbol&gt; := &lt;query_name&gt;</text:span></text:p>
      <text:p text:style-name="P15"><text:span text:style-name="T24"><text:tab/>해당 format은 어떤 argument도 없이 독자적으로 <text:s/>기능하는 query로 본 과제에서는 show tables가 유일하게 해당된다. </text:span><text:span text:style-name="T25"><text:s/></text:span></text:p>
      <text:p text:style-name="P15"><text:span text:style-name="T25"><text:tab/></text:span><text:span text:style-name="T24">2. &lt;query_symbol&gt; := &lt;query_name&gt; &lt;table_name&gt;</text:span></text:p>
      <text:p text:style-name="P14"><text:span text:style-name="T24"><text:tab/>table_name argument만을 필요로 하는 query이다. 해당되는 </text:span><text:span text:style-name="T22">query에는 drop, explain, describe, desc가 있다. 각각의 query_name의 경우에는 새로운 token을 선언해 주었고, </text:span><text:span text:style-name="T24">table_name의 경우에는 CREATE TABLE에서 정의되어있기 때문에 해당 token을 </text:span><text:span text:style-name="T22">이용하였다.</text:span></text:p>
      <text:p text:style-name="P14"><text:span text:style-name="T22"><text:tab/>3. &lt;query_symbol&gt; := &lt;query_name&gt; FROM &lt;table_name&gt; [where_clause]</text:span></text:p>
      <text:p text:style-name="P14"><text:span text:style-name="T22"><text:tab/>Delete query에 해당되는 format으로, table_name 외에도 where_clause가 선택사항으로서 존재하는 query이다. 마찬가지로 where_clause에 대한 정의는 SELECT문에서 정의된 token을 그대로 사용하였다.</text:span></text:p>
      <text:p text:style-name="P14"><text:span text:style-name="T22"><text:tab/>4. &lt;query_symbol&gt; := &lt;query_name&gt; </text:span><text:span text:style-name="T23">INTO </text:span><text:span text:style-name="T22">&lt;table_name&gt; [</text:span><text:span text:style-name="T23">column_list] VALUES values_list</text:span></text:p>
      <text:p text:style-name="P14"><text:span text:style-name="T23"><text:tab/>Insert에 해당하는 query로서 column_list와 삽입할 value에 대한 list를 추가로 요구하는 format이다. column_list는 CREATE TABLE의 token을 사용하였으나, value_list의 경우에는 마땅한 token이 없어서 column_list의 문법을 참조하여 comparable_value에 대한 list를 작성하였다. 이때, 주어진 조건에 따라 value는 INT, STR, DATE만을 받을 수 있으므로, comparable_value는 사용할 수 있는 token이다.</text:span></text:p>
      <text:p text:style-name="P14"><text:span text:style-name="T22"><text:tab/></text:span><text:span text:style-name="T23">5</text:span><text:span text:style-name="T22">. &lt;query_symbol&gt; := &lt;query_name&gt; &lt;</text:span><text:span text:style-name="T23">table_name</text:span><text:span text:style-name="T22">&gt; </text:span><text:span text:style-name="T23">SET &lt;column_name&gt; ‘=’i comparable_value [where_clause]</text:span></text:p>
      <text:p text:style-name="P14"><text:soft-page-break/><text:span text:style-name="T23"><text:tab/>업데이트에 해당하는 query이다. <text:s/>definition에 의거하여 다음과 같은 format을 사용하였는데, 동등연산에 해당하는 ‘=’를 comp_op와 구분할 필요가 있었다. lark의 경우에는 token을 이용하여 분류를 하는 과정에서 적은 sub-token으로 이루어지는 token에 대해서 우선적으로 대입을 하기 때문에 ‘=’만을 담당하는 새로운 token인 EQUAL을 선언하여 사용하였다.</text:span></text:p>
      <text:h text:style-name="Heading_20_4" text:outline-level="4"><text:tab/><text:span text:style-name="T1">2</text:span>) <text:span text:style-name="T26">Python code</text:span></text:h>
      <text:p text:style-name="P4"><text:tab/><text:span text:style-name="T17">Python code의 경우에는 크게 3부분으로 나눠져있다. 먼저 첫번째 </text:span><text:span text:style-name="T15">section은 MyTransformer로, 해당 부분에서는 입력받은 query에 대한 각각의 tree상의 node에 대해서 해당 부분을 거칠때, 적용할 수 있는 함수를 구현하는 부분이다. 1-1에서는 어떤 definition에 부합하는 input은 받아들이므로, 이 부분에서는 어떤 query type이 입력되었는지 출력하는 부분만을 구현하였다. 이를 위해서 각각의 query에 대해서 함수를 선언하고 해당 query가 입력되었을 때, self.query_type에 출력할 query의 이름을 저장하는 방식으로 구현하였다.</text:span></text:p>
      <text:p text:style-name="P13"><text:span text:style-name="T21"><text:tab/>두번째 section은 input을 받는 get_input부분이다. input의 경우에는 문장의 마지막이 세미콜론으로 끝날때 까지 입력을 받아야 하며, 첫번째 열에만 PROMPT PREFIX를 출력해야한다. 또한 입력을 받은 이후에는 받은 입력의 whitespace(‘\n’, ‘\r’, ‘\t’, ‘ ’)를 전부 제거해 주었다. 그렇게 저장된 input은 ‘;’를 기준으로 split하여 list로서 저장하였다. </text:span></text:p>
      <text:p text:style-name="P4"><text:span text:style-name="T13"><text:tab/></text:span><text:span text:style-name="T15">마지막 section은 이렇게 받은 input_list를 lark와 MyTransformer를 이용하여 parsing하는 과정이다. 이 과정에서는 program_end라는 trigger를 사용하여 해당 trigger가 false가 될때까지 </text:span><text:span text:style-name="T16">loop를 돌린다. 해당 trigger는 주어진 input에서 exit command가 parsing되었을 때 발동되며, main loop를 종료시킨다. loop안에서는 주어진 input_list에 대해서 parsing을 수행한다. 이때, 만일 parsing과정에서 문제가 발생하면 Syntax error를 출력하고 이후의 input에 대한 parsing을 생략한다. 정상적으로 parsing이 수행되었다면 transfomer로 부터 받은 query_type과 REQUESTED_SURFIX를 출력하고 다음 parsing을 수행한다.</text:span></text:p>
      <text:p text:style-name="P3"><text:span text:style-name="T28">2</text:span>. 미구현 사항</text:p>
      <text:p text:style-name="P3"><text:tab/><text:span text:style-name="T39">문서에 지칭된 </text:span><text:span text:style-name="T40">SQL쿼리에 대해서는 모두 구현을 했지만, 실제 SQL에는 존재하지만 문서상의 definition으로는 불가능한 부분에 대해서는 구현하지 못한 부분이 있다.</text:span></text:p>
      <text:h text:style-name="P9" text:outline-level="4"><text:tab/><text:span text:style-name="T1">1) </text:span><text:span text:style-name="T6">Sub query</text:span></text:h>
      <text:p text:style-name="P5"><text:span text:style-name="T6"><text:tab/></text:span><text:span text:style-name="T36">실재 SQL에서는 다양한 subquery 구문을 이용하여 유연한 쿼리를 할 수 있지만 본 과제에서는 해당 부분을 구현하지 못했다. 다만 </text:span><text:span text:style-name="T38">select구문에 대한 문법이 존재하기 때문에 다른 <text:s/>query에 대해서 []와 같은 방식으로 명시해주면 구현할 수 있는 부분이라고 생각한다.</text:span></text:p>
      <text:h text:style-name="P9" text:outline-level="4"><text:span text:style-name="T1"><text:tab/></text:span><text:span text:style-name="T27">2</text:span><text:span text:style-name="T1">) </text:span><text:span text:style-name="T5">복잡한 <text:s/></text:span><text:span text:style-name="T6">insert, update문</text:span></text:h>
      <text:p text:style-name="P7"><text:span text:style-name="T6"><text:tab/></text:span><text:span text:style-name="T36">SQL에서는 </text:span><text:span text:style-name="T37">상당히 유연한 방식으로 insert구문을 수행할 수 있지만 본 과제에서는 직접적인 데이터 입력에 대한 insert문에 대한 문법만을 적용해야했다.</text:span></text:p>
      <text:p text:style-name="P12"><text:tab/><text:span text:style-name="T29">그 외에도 </text:span><text:span text:style-name="T30">HAVING이나 GROUPBY와 같은 다양한 구문과 statistic함수들에 대한 구현 또한 되어있지 않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 Medium" svg:font-family="'Noto Sans CJK KR Medium'" style:font-family-generic="swiss" style:font-pitch="variable"/>
    <style:font-face style:name="Noto Sans CJK KR Medium1" svg:font-family="'Noto Sans CJK KR Medium'" style:font-adornments="Medium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45:04.005339819</meta:creation-date>
    <dc:date>2023-04-03T14:40:21.847659929</dc:date>
    <meta:editing-duration>PT2H6M3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1331" meta:character-count="2933" meta:non-whitespace-character-count="2448"/>
  </office:meta>
</office:document-meta>
</file>